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rzymskie1" style:list-style-name="rzymskie1"/>
    <style:style style:name="P3" style:family="paragraph" style:parent-style-name="arabskie3" style:list-style-name="arabskie3"/>
    <style:style style:name="P4" style:family="paragraph" style:parent-style-name="arabskie2" style:list-style-name="arabskie2"/>
    <style:style style:name="P5" style:family="paragraph" style:parent-style-name="drukowane2" style:list-style-name="drukowane2"/>
    <style:style style:name="P6" style:family="paragraph" style:parent-style-name="drukowane2" style:list-style-name="drukowane2">
      <style:text-properties officeooo:paragraph-rsid="0021e024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list xml:id="list1638148168" text:style-name="rzymskie1">
        <text:list-item>
          <text:p text:style-name="P2">Literatura podmiotu:</text:p>
        </text:list-item>
      </text:list>
      <text:list xml:id="list536360744" text:style-name="arabskie2">
        <text:list-item>
          <text:p text:style-name="P4">Kochanowski Jan, Odprawa posłów greckich, Zakład Narodowy im. Ossolińskich, Wrocław 1985.</text:p>
        </text:list-item>
        <text:list-item>
          <text:p text:style-name="P4">Machiavelli Niccolo, Książę (fragmenty), [w:] Mrowcewicz Krzysztof, Przeszłość to dziś, Wydawnictwo STENTOR, Warszawa 2004, s. 54-56.</text:p>
        </text:list-item>
        <text:list-item>
          <text:p text:style-name="P4">Shakespeare William, Makbet, Wydawnictwo Łódzkie, Biblioteka Lektur Szkolnych, Łódź 1976.</text:p>
        </text:list-item>
        <text:list-item>
          <text:p text:style-name="P4">Sofokles, Antygona, Krajowa Agencja Wydawnicza Rzeszów, Rzeszów 1990.</text:p>
        </text:list-item>
      </text:list>
      <text:list xml:id="list93856127365338" text:continue-list="list1638148168" text:style-name="rzymskie1">
        <text:list-item>
          <text:p text:style-name="P2">Literatura przedmiotu:</text:p>
        </text:list-item>
      </text:list>
      <text:list xml:id="list2100875456" text:style-name="arabskie2">
        <text:list-item>
          <text:p text:style-name="P4">Komorowski Jarosław, Makbet Williama Shakespeare'a, WSiP, Biblioteka Analiz Literackich, Warszawa 1989, s. 52-57.</text:p>
        </text:list-item>
        <text:list-item>
          <text:p text:style-name="P4">Kotarski Edward, Odprawa posłów greckich Jana Kochanowskiego, Państwowe Zakłady Wydawnictw Szkolnych, Biblioteka Analiz Literackich, Warszawa 1969, s.40-48.</text:p>
        </text:list-item>
        <text:list-item>
          <text:p text:style-name="P4">Ryś Anna, Antygona Sofoklesa, Wydawnictwo Marek Rożak, Gdańsk 1994, s. 29- 42.</text:p>
        </text:list-item>
      </text:list>
      <text:list xml:id="list93855900119505" text:continue-list="list93856127365338" text:style-name="rzymskie1">
        <text:list-item>
          <text:p text:style-name="P2">Ramowy plan wypowiedzi:</text:p>
        </text:list-item>
      </text:list>
      <text:list xml:id="list669547183" text:style-name="drukowane2">
        <text:list-item>
          <text:p text:style-name="P5">Wstęp</text:p>
        </text:list-item>
      </text:list>
      <text:list xml:id="list345434408" text:style-name="arabskie3">
        <text:list-item>
          <text:list>
            <text:list-item>
              <text:p text:style-name="P3">Rozważania dotyczące* osób sprawujących władzę oraz* sposobów rządzenia.</text:p>
            </text:list-item>
            <text:list-item>
              <text:p text:style-name="P3">"Ksiażę" Niccolo Machiavellego jako punkt odniesienia do analizy postępowania przedstawionych bohaterów – władców.</text:p>
            </text:list-item>
          </text:list>
        </text:list-item>
      </text:list>
      <text:list xml:id="list93854682457968" text:continue-list="list669547183" text:style-name="drukowane2">
        <text:list-item>
          <text:p text:style-name="P6">Kolejność prezentowanych argumentów (treści)</text:p>
        </text:list-item>
      </text:list>
      <text:list xml:id="list93855110208701" text:continue-list="list345434408" text:style-name="arabskie3">
        <text:list-item>
          <text:list>
            <text:list-item>
              <text:p text:style-name="arabskie3">Krytyka władcy niesprawiedliwego, nieudolnego i ulegającego wpływom osób (król Priam) oraz krytyka egoistycznego, kierującego się prywatą, a nie troską o losy ojczyzny księcia (Aleksander) w "Odprawie posłów greckich".</text:p>
            </text:list-item>
            <text:list-item>
              <text:p text:style-name="P3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    </text:list-item>
            <text:list-item>
              <text:p text:style-name="P3">Zróżnicowanie* oceny postępowania Kreona jako:</text:p>
            </text:list-item>
          </text:list>
        </text:list-item>
      </text:list>
      <text:p text:style-name="P1">władcy – tyrana i despoty surowo egzekwującego wydane prawa i rozkazy,</text:p>
      <text:p text:style-name="P1">władcy konsekwentnego, bezkompromisowego, pozbawionego prywaty, kierującego się interesami i obowiązkami państwa.</text:p>
      <text:list xml:id="list93855463429239" text:continue-numbering="true" text:style-name="arabskie3">
        <text:list-item>
          <text:list>
            <text:list-item>
              <text:p text:style-name="P3">Sylwetka bezwzględnego Makbeta – władcy zbrodniarza zaślepionego namiętnością władzy, ale bezustannego borykającego się z wyrzutami sumienia:</text:p>
            </text:list-item>
          </text:list>
        </text:list-item>
      </text:list>
      <text:p text:style-name="P1">tragizm postaci Makbeta – władca ukazany jako marionetka ludzkich namiętności, motyw życia – teatru.</text:p>
      <text:list xml:id="list93854930616158" text:continue-list="list93854682457968" text:style-name="drukowane2">
        <text:list-item>
          <text:p text:style-name="P5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93854526409918" text:continue-list="list93855900119505" text:style-name="rzymskie1">
        <text:list-item>
          <text:p text:style-name="P2">Materiały pomocnicze</text:p>
        </text:list-item>
      </text:list>
      <text:list xml:id="list93855552463875" text:continue-list="list2100875456" text:style-name="arabskie2">
        <text:list-item>
          <text:p text:style-name="P4">kartka z cytatami,</text:p>
        </text:list-item>
        <text:list-item>
          <text:p text:style-name="P4">prezentacja multimedialna.</text:p>
        </text:list-item>
      </text:list>
      <text:p text:style-name="Standard"/>
      <text:p text:style-name="Standard">Podpis zdającego</text:p>
      <text:p text:style-name="Standard"><text:soft-page-break/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drukowane2" style:family="paragraph" style:parent-style-name="Standard">
      <style:paragraph-properties fo:margin-top="0cm" fo:margin-bottom="0.101cm" loext:contextual-spacing="false"/>
    </style:style>
    <style:style style:name="arabskie3" style:family="paragraph" style:parent-style-name="Standard" style:list-style-name="arabskie3">
      <style:paragraph-properties fo:margin-top="0cm" fo:margin-bottom="0.101cm" loext:contextual-spacing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drukowane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3:49.041540879</meta:creation-date>
    <dc:date>2017-10-23T09:38:41.877287863</dc:date>
    <meta:editing-duration>PT3M52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27" meta:character-count="2624" meta:non-whitespace-character-count="2344"/>
  </office:meta>
</office:document-meta>
</file>